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70fe"/>
    </style:style>
    <style:style style:name="T1" style:family="text">
      <style:text-properties officeooo:rsid="001e177b"/>
    </style:style>
    <style:style style:name="T2" style:family="text">
      <style:text-properties officeooo:rsid="00214434"/>
    </style:style>
    <style:style style:name="T3" style:family="text">
      <style:text-properties officeooo:rsid="002481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launch turtlebot3_master turtlebot3_master_world1_singleBotKeyboard.launch </text:p>
      <text:p text:style-name="P1">rosrun turtlebot<text:span text:style-name="T3">3</text:span>_master turtlebot3_teleop_key</text:p>
      <text:p text:style-name="P1">roslaunch turtlebot3_navigation turtlebot3_navigation.launch map_file:=$HOME/catkin_ws/src/maps/supermap1.yaml</text:p>
      <text:p text:style-name="Standard"/>
      <text:p text:style-name="Standard"/>
      <text:p text:style-name="Standard">roslaunch obstacle-avoidance-turtlebot obs_aK.launch – <text:span text:style-name="T1">launch the launch file </text:span></text:p>
      <text:p text:style-name="Standard"/>
      <text:p text:style-name="Standard">roslaunch obstacle-avoidance-turtlebot naive_obs_avoid.launch – <text:span text:style-name="T2">launch file for values in field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7:14:32.833308971</meta:creation-date>
    <dc:date>2021-04-26T04:09:26.674855320</dc:date>
    <meta:editing-duration>PT1H24M5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6" meta:character-count="408" meta:non-whitespace-character-count="383"/>
  </office:meta>
</office:document-meta>
</file>